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2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office:value-type="float" office:value="1000">
            <text:p>1000</text:p>
          </table:table-cell>
          <table:table-cell office:value-type="float" office:value="0.001">
            <text:p>0.001</text:p>
          </table:table-cell>
          <table:table-cell table:number-columns-repeated="1022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005">
            <text:p>0.005</text:p>
          </table:table-cell>
          <table:table-cell table:number-columns-repeated="1022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62">
            <text:p>0.062</text:p>
          </table:table-cell>
          <table:table-cell table:number-columns-repeated="1022"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0.384">
            <text:p>0.384</text:p>
          </table:table-cell>
          <table:table-cell table:number-columns-repeated="1022"/>
        </table:table-row>
        <table:table-row table:style-name="ro1">
          <table:table-cell office:value-type="float" office:value="35000">
            <text:p>35000</text:p>
          </table:table-cell>
          <table:table-cell office:value-type="float" office:value="0.752">
            <text:p>0.752</text:p>
          </table:table-cell>
          <table:table-cell table:number-columns-repeated="1022"/>
        </table:table-row>
        <table:table-row table:style-name="ro1">
          <table:table-cell office:value-type="float" office:value="45000">
            <text:p>45000</text:p>
          </table:table-cell>
          <table:table-cell office:value-type="float" office:value="1.252">
            <text:p>1.252</text:p>
          </table:table-cell>
          <table:table-cell table:number-columns-repeated="1022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1.54">
            <text:p>1.54</text:p>
          </table:table-cell>
          <table:table-cell table:number-columns-repeated="1022"/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3.037">
            <text:p>3.037</text:p>
          </table:table-cell>
          <table:table-cell table:number-columns-repeated="6"/>
          <table:table-cell>
            <draw:frame table:end-cell-address="Sheet2.P23" table:end-x="1.09cm" table:end-y="0.384cm" draw:z-index="0" draw:name="Chart 1" draw:style-name="gr1" draw:text-style-name="P1" svg:width="12.753cm" svg:height="7.403cm" svg:x="0.244cm" svg:y="0.388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  <draw:frame table:end-cell-address="Sheet2.P23" table:end-x="1.09cm" table:end-y="0.384cm" draw:z-index="1" draw:name="Chart 2" draw:style-name="gr1" draw:text-style-name="P1" svg:width="12.753cm" svg:height="7.403cm" svg:x="0.244cm" svg:y="0.388cm">
              <draw:object draw:notify-on-update-of-ranges="Sheet2.B1:Sheet2.B10 Sheet2.A1:Sheet2.A1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office:value-type="float" office:value="90000">
            <text:p>90000</text:p>
          </table:table-cell>
          <table:table-cell office:value-type="float" office:value="4.982">
            <text:p>4.982</text:p>
          </table:table-cell>
          <table:table-cell table:number-columns-repeated="1022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6.155">
            <text:p>6.155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office:value-type="float" office:value="1000">
            <text:p>1000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3000">
            <text:p>3000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0000">
            <text:p>10000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25000">
            <text:p>25000</text:p>
          </table:table-cell>
          <table:table-cell table:style-name="Default"/>
          <table:table-cell table:number-columns-repeated="4"/>
          <table:table-cell>
            <draw:frame table:end-cell-address="Sheet3.P23" table:end-x="1.2cm" table:end-y="0.028cm" draw:z-index="1" draw:style-name="gr2" draw:text-style-name="P2" svg:width="15.979cm" svg:height="8.998cm" svg:x="0.53cm" svg:y="0.412cm">
              <draw:object draw:notify-on-update-of-ranges="Sheet3.A1:Sheet3.A10 Sheet3.B1:Sheet3.B1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/>
          <table:table-cell/>
          <table:table-cell table:number-columns-repeated="1015"/>
        </table:table-row>
        <table:table-row table:style-name="ro1">
          <table:table-cell office:value-type="float" office:value="35000">
            <text:p>35000</text:p>
          </table:table-cell>
          <table:table-cell table:style-name="Default"/>
          <table:table-cell table:number-columns-repeated="5"/>
          <table:table-cell>
            <draw:frame table:end-cell-address="Sheet3.Q23" table:end-x="1.406cm" table:end-y="0.212cm" draw:z-index="0" draw:style-name="gr2" draw:text-style-name="P2" svg:width="15.999cm" svg:height="8.999cm" svg:x="0.717cm" svg:y="0.101cm">
              <draw:object draw:notify-on-update-of-ranges="Sheet3.I4:Sheet3.I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office:value-type="float" office:value="45000">
            <text:p>45000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50000">
            <text:p>50000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70000">
            <text:p>70000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90000">
            <text:p>90000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00000">
            <text:p>100000</text:p>
          </table:table-cell>
          <table:table-cell table:style-name="Default"/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8">28/01/2019</text:date>, <text:time>10:0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8T10:02:38.28</dc:date>
    <meta:document-statistic meta:table-count="2" meta:cell-count="31" meta:object-count="4"/>
    <meta:generator>OpenOffice/4.0.1$Win32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3.I4:Sheet3.I4" chart:data-source-has-labels="both" svg:x="0.77cm" svg:y="0.855cm" svg:width="14.59cm" svg:height="7.545cm">
          <chartooo:coordinate-region svg:x="1.391cm" svg:y="1.067cm" svg:width="13.969cm" svg:height="7.12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>
      <style:graphic-properties draw:fill="solid" draw:fill-color="#ffffff"/>
    </style:style>
    <style:style style:name="ch5" style:family="chart">
      <style:graphic-properties draw:fill-color="#d9d9d9"/>
    </style:style>
  </office:automatic-styles>
  <office:body>
    <office:chart>
      <chart:chart svg:width="12.754cm" svg:height="7.404cm" xlink:href=".." xlink:type="simple" chart:class="chart:bar" chart:style-name="ch1">
        <chart:legend chart:legend-position="end" svg:x="45.311cm" svg:y="20.086cm" style:legend-expansion="high" chart:style-name="ch2"/>
        <chart:plot-area chart:style-name="ch3" svg:x="0.705cm" svg:y="0.727cm" svg:width="12.049cm" svg:height="6.109cm">
          <chartooo:coordinate-region svg:x="4.721cm" svg:y="2.763cm" svg:width="4.016cm" svg:height="2.036cm"/>
          <chart:wall chart:style-name="ch4"/>
          <chart:floor chart:style-name="ch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IN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8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8000">
      <style:chart-properties chart:symbol-type="automatic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2.754cm" svg:height="7.404cm" xlink:href=".." xlink:type="simple" chart:class="chart:scatter" chart:style-name="ch1">
        <chart:legend chart:legend-position="end" svg:x="10.034cm" svg:y="3.403cm" style:legend-expansion="high" chart:style-name="ch2"/>
        <chart:plot-area chart:style-name="ch3" table:cell-range-address="Sheet2.A1:Sheet2.B10" svg:x="0.705cm" svg:y="0.727cm" svg:width="8.819cm" svg:height="6.109cm">
          <chartooo:coordinate-region svg:x="1.141cm" svg:y="0.926cm" svg:width="7.826cm" svg:height="5.2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B10" chart:class="chart:scatter">
            <chart:domain table:cell-range-address="Sheet2.A1:Sheet2.A10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2.A1:Sheet2.A10</svg:desc>
                </draw:g>
              </table:table-cell>
              <table:table-cell office:value-type="float" office:value="0.001">
                <text:p>0.001</text:p>
                <draw:g>
                  <svg:desc>Sheet2.B1:Sheet2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">
                <text:p>300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">
                <text:p>25000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00">
                <text:p>35000</text:p>
              </table:table-cell>
              <table:table-cell office:value-type="float" office:value="0.752">
                <text:p>0.7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000">
                <text:p>45000</text:p>
              </table:table-cell>
              <table:table-cell office:value-type="float" office:value="1.252">
                <text:p>1.2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">
                <text:p>50000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">
                <text:p>70000</text:p>
              </table:table-cell>
              <table:table-cell office:value-type="float" office:value="3.037">
                <text:p>3.0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4.982">
                <text:p>4.9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6.155">
                <text:p>6.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IN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cm" svg:height="8.999cm" xlink:href=".." xlink:type="simple" chart:class="chart:scatter" chart:style-name="ch1">
        <chart:legend chart:legend-position="end" svg:x="13.128cm" svg:y="4.187cm" style:legend-expansion="high" chart:style-name="ch2"/>
        <chart:plot-area chart:style-name="ch3" table:cell-range-address="Sheet3.A1:Sheet3.B10" svg:x="0.769cm" svg:y="0.851cm" svg:width="11.721cm" svg:height="7.549cm">
          <chartooo:coordinate-region svg:x="1.39cm" svg:y="1.063cm" svg:width="10.543cm" svg:height="6.66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B1:Sheet3.B10" chart:class="chart:scatter">
            <chart:domain table:cell-range-address="Sheet3.A1:Sheet3.A10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3.A1:Sheet3.A10</svg:desc>
                </draw:g>
              </table:table-cell>
              <table:table-cell office:value-type="float" office:value="NaN">
                <text:p>NaN</text:p>
                <draw:g>
                  <svg:desc>Sheet3.B1:Sheet3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">
                <text:p>25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00">
                <text:p>35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000">
                <text:p>45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">
                <text:p>7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